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59cm" fo:break-before="auto" style:use-optimal-row-height="fals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 style:text-align-source="fix" style:repeat-content="false" fo:border="0.74pt solid #000000" fo:padding="0.071cm"/>
      <style:paragraph-properties fo:text-align="center" fo:margin-left="0cm"/>
      <style:text-properties fo:color="#ffffff"/>
    </style:style>
    <style:style style:name="ce3" style:family="table-cell" style:parent-style-name="Default">
      <style:table-cell-properties fo:background-color="#212121" fo:border="0.74pt solid #000000" fo:padding="0.071cm"/>
      <style:text-properties fo:color="#ffffff"/>
    </style:style>
    <style:style style:name="ce4" style:family="table-cell" style:parent-style-name="Default">
      <style:table-cell-properties fo:background-color="#000000" fo:border="0.74pt solid #000000" fo:padding="0.071cm"/>
      <style:text-properties fo:color="#ffffff"/>
    </style:style>
    <style:style style:name="ce5" style:family="table-cell" style:parent-style-name="Default">
      <style:table-cell-properties fo:background-color="#424242" fo:border="0.74pt solid #000000" fo:padding="0.071cm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.976cm" svg:height="9.015cm" svg:x="10.089cm" svg:y="0.117cm">
            <draw:object draw:notify-on-update-of-ranges="Planilha1.A2:Planilha1.A2 Planilha1.A3:Planilha1.A13 Planilha1.B2:Planilha1.B2 Planilha1.B3:Planilha1.B13 Planilha1.C2:Planilha1.C2 Planilha1.C3:Planilha1.C13 Planilha1.D2:Planilha1.D2 Planilha1.D3:Planilha1.D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76cm" svg:height="8.986cm" svg:x="10.174cm" svg:y="9.044cm">
            <draw:object draw:notify-on-update-of-ranges="Planilha1.A17:Planilha1.A17 Planilha1.A18:Planilha1.A28 Planilha1.B17:Planilha1.B17 Planilha1.B18:Planilha1.B28 Planilha1.C17:Planilha1.C17 Planilha1.C18:Planilha1.C28 Planilha1.D17:Planilha1.D17 Planilha1.D18:Planilha1.D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76cm" svg:height="9.014cm" svg:x="10.317cm" svg:y="18.118cm">
            <draw:object draw:notify-on-update-of-ranges="Planilha1.A32:Planilha1.A32 Planilha1.A33:Planilha1.A43 Planilha1.B32:Planilha1.B32 Planilha1.B33:Planilha1.B43 Planilha1.C32:Planilha1.C32 Planilha1.C33:Planilha1.C43 Planilha1.D32:Planilha1.D32 Planilha1.D33:Planilha1.D4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0.133cm" svg:y="27.318cm">
            <draw:object draw:notify-on-update-of-ranges="Planilha1.A47:Planilha1.A47 Planilha1.A48:Planilha1.A58 Planilha1.B47:Planilha1.B47 Planilha1.B48:Planilha1.B58 Planilha1.C47:Planilha1.C47 Planilha1.C48:Planilha1.C58 Planilha1.D47:Planilha1.D47 Planilha1.D48:Planilha1.D5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76cm" svg:height="8.986cm" svg:x="10.089cm" svg:y="36.999cm">
            <draw:object draw:notify-on-update-of-ranges="Planilha1.A62:Planilha1.A62 Planilha1.A63:Planilha1.A73 Planilha1.B62:Planilha1.B62 Planilha1.B63:Planilha1.B73 Planilha1.C62:Planilha1.C62 Planilha1.C63:Planilha1.C73 Planilha1.D62:Planilha1.D62 Planilha1.D63:Planilha1.D7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76cm" svg:height="8.985cm" svg:x="9.86cm" svg:y="46.043cm">
            <draw:object draw:notify-on-update-of-ranges="Planilha1.A77:Planilha1.A77 Planilha1.A78:Planilha1.A88 Planilha1.B77:Planilha1.B77 Planilha1.B78:Planilha1.B88 Planilha1.C77:Planilha1.C77 Planilha1.C78:Planilha1.C88 Planilha1.D77:Planilha1.D77 Planilha1.D78:Planilha1.D8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3" table:default-cell-style-name="ce5"/>
        <table:table-row table:style-name="ro1">
          <table:table-cell table:style-name="ce2" office:value-type="string" calcext:value-type="string" table:number-columns-spanned="4" table:number-rows-spanned="1">
            <text:p>Melhor Caso Comparação</text:p>
          </table:table-cell>
          <table:covered-table-cell table:number-columns-repeated="3" table:style-name="ce4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Bolha</text:p>
          </table:table-cell>
          <table:table-cell table:style-name="ce3" office:value-type="string" calcext:value-type="string">
            <text:p>Seleção</text:p>
          </table:table-cell>
          <table:table-cell table:style-name="ce3" office:value-type="string" calcext:value-type="string">
            <text:p>Inserção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[.A4]*[.A4]-[.A4])/2" office:value-type="float" office:value="4950" calcext:value-type="float">
            <text:p>4950</text:p>
          </table:table-cell>
          <table:table-cell table:formula="of:=([.A4]*[.A4])/2 -([.A4])/2" office:value-type="float" office:value="4950" calcext:value-type="float">
            <text:p>4950</text:p>
          </table:table-cell>
          <table:table-cell table:formula="of:=[.A4]-1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[.A5]*[.A5]-[.A5])/2" office:value-type="float" office:value="19900" calcext:value-type="float">
            <text:p>19900</text:p>
          </table:table-cell>
          <table:table-cell table:formula="of:=([.A5]*[.A5]-[.A5])/2" office:value-type="float" office:value="19900" calcext:value-type="float">
            <text:p>19900</text:p>
          </table:table-cell>
          <table:table-cell table:formula="of:=[.A5]-1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[.A6]*[.A6]-[.A6])/2" office:value-type="float" office:value="44850" calcext:value-type="float">
            <text:p>44850</text:p>
          </table:table-cell>
          <table:table-cell table:formula="of:=([.A6]*[.A6]-[.A6])/2" office:value-type="float" office:value="44850" calcext:value-type="float">
            <text:p>44850</text:p>
          </table:table-cell>
          <table:table-cell table:formula="of:=[.A6]-1"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([.A7]*[.A7]-[.A7])/2" office:value-type="float" office:value="79800" calcext:value-type="float">
            <text:p>79800</text:p>
          </table:table-cell>
          <table:table-cell table:formula="of:=([.A7]*[.A7]-[.A7])/2" office:value-type="float" office:value="79800" calcext:value-type="float">
            <text:p>79800</text:p>
          </table:table-cell>
          <table:table-cell table:formula="of:=[.A7]-1"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([.A8]*[.A8]-[.A8])/2" office:value-type="float" office:value="124750" calcext:value-type="float">
            <text:p>124750</text:p>
          </table:table-cell>
          <table:table-cell table:formula="of:=([.A8]*[.A8]-[.A8])/2" office:value-type="float" office:value="124750" calcext:value-type="float">
            <text:p>124750</text:p>
          </table:table-cell>
          <table:table-cell table:formula="of:=[.A8]-1"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([.A9]*[.A9]-[.A9])/2" office:value-type="float" office:value="179700" calcext:value-type="float">
            <text:p>179700</text:p>
          </table:table-cell>
          <table:table-cell table:formula="of:=([.A9]*[.A9]-[.A9])/2" office:value-type="float" office:value="179700" calcext:value-type="float">
            <text:p>179700</text:p>
          </table:table-cell>
          <table:table-cell table:formula="of:=[.A9]-1"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([.A10]*[.A10]-[.A10])/2" office:value-type="float" office:value="244650" calcext:value-type="float">
            <text:p>244650</text:p>
          </table:table-cell>
          <table:table-cell table:formula="of:=([.A10]*[.A10]-[.A10])/2" office:value-type="float" office:value="244650" calcext:value-type="float">
            <text:p>244650</text:p>
          </table:table-cell>
          <table:table-cell table:formula="of:=[.A10]-1"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([.A11]*[.A11]-[.A11])/2" office:value-type="float" office:value="319600" calcext:value-type="float">
            <text:p>319600</text:p>
          </table:table-cell>
          <table:table-cell table:formula="of:=([.A11]*[.A11]-[.A11])/2" office:value-type="float" office:value="319600" calcext:value-type="float">
            <text:p>319600</text:p>
          </table:table-cell>
          <table:table-cell table:formula="of:=[.A11]-1"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([.A12]*[.A12]-[.A12])/2" office:value-type="float" office:value="404550" calcext:value-type="float">
            <text:p>404550</text:p>
          </table:table-cell>
          <table:table-cell table:formula="of:=([.A12]*[.A12]-[.A12])/2" office:value-type="float" office:value="404550" calcext:value-type="float">
            <text:p>404550</text:p>
          </table:table-cell>
          <table:table-cell table:formula="of:=[.A12]-1"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([.A13]*[.A13]-[.A13])/2" office:value-type="float" office:value="499500" calcext:value-type="float">
            <text:p>499500</text:p>
          </table:table-cell>
          <table:table-cell table:formula="of:=([.A13]*[.A13]-[.A13])/2" office:value-type="float" office:value="499500" calcext:value-type="float">
            <text:p>499500</text:p>
          </table:table-cell>
          <table:table-cell table:formula="of:=[.A13]-1" office:value-type="float" office:value="999" calcext:value-type="float">
            <text:p>999</text:p>
          </table:table-cell>
        </table:table-row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2" office:value-type="string" calcext:value-type="string" table:number-columns-spanned="4" table:number-rows-spanned="1">
            <text:p>Melhor Caso Movimentação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Bolha</text:p>
          </table:table-cell>
          <table:table-cell table:style-name="ce3" office:value-type="string" calcext:value-type="string">
            <text:p>Seleção</text:p>
          </table:table-cell>
          <table:table-cell table:style-name="ce3" office:value-type="string" calcext:value-type="string">
            <text:p>Inserção</text:p>
          </table:table-cell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([.A19]*3)-3" office:value-type="float" office:value="297" calcext:value-type="float">
            <text:p>297</text:p>
          </table:table-cell>
          <table:table-cell table:formula="of:=([.A19]*2)-2" office:value-type="float" office:value="198" calcext:value-type="float">
            <text:p>198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([.A20]*3)-3" office:value-type="float" office:value="597" calcext:value-type="float">
            <text:p>597</text:p>
          </table:table-cell>
          <table:table-cell table:formula="of:=([.A20]*2)-2" office:value-type="float" office:value="398" calcext:value-type="float">
            <text:p>398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([.A21]*3)-3" office:value-type="float" office:value="897" calcext:value-type="float">
            <text:p>897</text:p>
          </table:table-cell>
          <table:table-cell table:formula="of:=([.A21]*2)-2" office:value-type="float" office:value="598" calcext:value-type="float">
            <text:p>598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([.A22]*3)-3" office:value-type="float" office:value="1197" calcext:value-type="float">
            <text:p>1197</text:p>
          </table:table-cell>
          <table:table-cell table:formula="of:=([.A22]*2)-2" office:value-type="float" office:value="798" calcext:value-type="float">
            <text:p>798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([.A23]*3)-3" office:value-type="float" office:value="1497" calcext:value-type="float">
            <text:p>1497</text:p>
          </table:table-cell>
          <table:table-cell table:formula="of:=([.A23]*2)-2" office:value-type="float" office:value="998" calcext:value-type="float">
            <text:p>998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formula="of:=([.A24]*3)-3" office:value-type="float" office:value="1797" calcext:value-type="float">
            <text:p>1797</text:p>
          </table:table-cell>
          <table:table-cell table:formula="of:=([.A24]*2)-2" office:value-type="float" office:value="1198" calcext:value-type="float">
            <text:p>1198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([.A25]*3)-3" office:value-type="float" office:value="2097" calcext:value-type="float">
            <text:p>2097</text:p>
          </table:table-cell>
          <table:table-cell table:formula="of:=([.A25]*2)-2" office:value-type="float" office:value="1398" calcext:value-type="float">
            <text:p>1398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([.A26]*3)-3" office:value-type="float" office:value="2397" calcext:value-type="float">
            <text:p>2397</text:p>
          </table:table-cell>
          <table:table-cell table:formula="of:=([.A26]*2)-2" office:value-type="float" office:value="1598" calcext:value-type="float">
            <text:p>1598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formula="of:=([.A27]*3)-3" office:value-type="float" office:value="2697" calcext:value-type="float">
            <text:p>2697</text:p>
          </table:table-cell>
          <table:table-cell table:formula="of:=([.A27]*2)-2" office:value-type="float" office:value="1798" calcext:value-type="float">
            <text:p>1798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([.A28]*3)-3" office:value-type="float" office:value="2997" calcext:value-type="float">
            <text:p>2997</text:p>
          </table:table-cell>
          <table:table-cell table:formula="of:=([.A28]*2)-2" office:value-type="float" office:value="1998" calcext:value-type="float">
            <text:p>1998</text:p>
          </table:table-cell>
        </table:table-row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2" office:value-type="string" calcext:value-type="string" table:number-columns-spanned="4" table:number-rows-spanned="1">
            <text:p>Caso Médio Comparação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Bolha</text:p>
          </table:table-cell>
          <table:table-cell table:style-name="ce3" office:value-type="string" calcext:value-type="string">
            <text:p>Seleção</text:p>
          </table:table-cell>
          <table:table-cell table:style-name="ce3" office:value-type="string" calcext:value-type="string">
            <text:p>Inserção</text:p>
          </table:table-cell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([.A34]*[.A34]-[.A34])/2" office:value-type="float" office:value="4950" calcext:value-type="float">
            <text:p>4950</text:p>
          </table:table-cell>
          <table:table-cell table:formula="of:=([.A34]*[.A34])/2 -([.A34])/2" office:value-type="float" office:value="4950" calcext:value-type="float">
            <text:p>4950</text:p>
          </table:table-cell>
          <table:table-cell office:value-type="float" office:value="3567" calcext:value-type="float">
            <text:p>3567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table:formula="of:=([.A35]*[.A35]-[.A35])/2" office:value-type="float" office:value="19900" calcext:value-type="float">
            <text:p>19900</text:p>
          </table:table-cell>
          <table:table-cell table:formula="of:=([.A35]*[.A35]-[.A35])/2" office:value-type="float" office:value="19900" calcext:value-type="float">
            <text:p>19900</text:p>
          </table:table-cell>
          <table:table-cell office:value-type="float" office:value="12826" calcext:value-type="float">
            <text:p>12826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table:formula="of:=([.A36]*[.A36]-[.A36])/2" office:value-type="float" office:value="44850" calcext:value-type="float">
            <text:p>44850</text:p>
          </table:table-cell>
          <table:table-cell table:formula="of:=([.A36]*[.A36]-[.A36])/2" office:value-type="float" office:value="44850" calcext:value-type="float">
            <text:p>44850</text:p>
          </table:table-cell>
          <table:table-cell office:value-type="float" office:value="39382" calcext:value-type="float">
            <text:p>39382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table:formula="of:=([.A37]*[.A37]-[.A37])/2" office:value-type="float" office:value="79800" calcext:value-type="float">
            <text:p>79800</text:p>
          </table:table-cell>
          <table:table-cell table:formula="of:=([.A37]*[.A37]-[.A37])/2" office:value-type="float" office:value="79800" calcext:value-type="float">
            <text:p>79800</text:p>
          </table:table-cell>
          <table:table-cell office:value-type="float" office:value="59196" calcext:value-type="float">
            <text:p>59196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table:formula="of:=([.A38]*[.A38]-[.A38])/2" office:value-type="float" office:value="124750" calcext:value-type="float">
            <text:p>124750</text:p>
          </table:table-cell>
          <table:table-cell table:formula="of:=([.A38]*[.A38]-[.A38])/2" office:value-type="float" office:value="124750" calcext:value-type="float">
            <text:p>124750</text:p>
          </table:table-cell>
          <table:table-cell office:value-type="float" office:value="72469" calcext:value-type="float">
            <text:p>72469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table:formula="of:=([.A39]*[.A39]-[.A39])/2" office:value-type="float" office:value="179700" calcext:value-type="float">
            <text:p>179700</text:p>
          </table:table-cell>
          <table:table-cell table:formula="of:=([.A39]*[.A39]-[.A39])/2" office:value-type="float" office:value="179700" calcext:value-type="float">
            <text:p>179700</text:p>
          </table:table-cell>
          <table:table-cell office:value-type="float" office:value="113318" calcext:value-type="float">
            <text:p>113318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table:formula="of:=([.A40]*[.A40]-[.A40])/2" office:value-type="float" office:value="244650" calcext:value-type="float">
            <text:p>244650</text:p>
          </table:table-cell>
          <table:table-cell table:formula="of:=([.A40]*[.A40]-[.A40])/2" office:value-type="float" office:value="244650" calcext:value-type="float">
            <text:p>244650</text:p>
          </table:table-cell>
          <table:table-cell office:value-type="float" office:value="194044" calcext:value-type="float">
            <text:p>194044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table:formula="of:=([.A41]*[.A41]-[.A41])/2" office:value-type="float" office:value="319600" calcext:value-type="float">
            <text:p>319600</text:p>
          </table:table-cell>
          <table:table-cell table:formula="of:=([.A41]*[.A41]-[.A41])/2" office:value-type="float" office:value="319600" calcext:value-type="float">
            <text:p>319600</text:p>
          </table:table-cell>
          <table:table-cell office:value-type="float" office:value="292756" calcext:value-type="float">
            <text:p>292756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table:formula="of:=([.A42]*[.A42]-[.A42])/2" office:value-type="float" office:value="404550" calcext:value-type="float">
            <text:p>404550</text:p>
          </table:table-cell>
          <table:table-cell table:formula="of:=([.A42]*[.A42]-[.A42])/2" office:value-type="float" office:value="404550" calcext:value-type="float">
            <text:p>404550</text:p>
          </table:table-cell>
          <table:table-cell office:value-type="float" office:value="288992" calcext:value-type="float">
            <text:p>288992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table:formula="of:=([.A43]*[.A43]-[.A43])/2" office:value-type="float" office:value="499500" calcext:value-type="float">
            <text:p>499500</text:p>
          </table:table-cell>
          <table:table-cell table:formula="of:=([.A43]*[.A43]-[.A43])/2" office:value-type="float" office:value="499500" calcext:value-type="float">
            <text:p>499500</text:p>
          </table:table-cell>
          <table:table-cell office:value-type="float" office:value="408480" calcext:value-type="float">
            <text:p>408480</text:p>
          </table:table-cell>
        </table:table-row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2" office:value-type="string" calcext:value-type="string" table:number-columns-spanned="4" table:number-rows-spanned="1">
            <text:p>Caso Médio Movimentação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Bolha</text:p>
          </table:table-cell>
          <table:table-cell table:style-name="ce3" office:value-type="string" calcext:value-type="string">
            <text:p>Seleção</text:p>
          </table:table-cell>
          <table:table-cell table:style-name="ce3" office:value-type="string" calcext:value-type="string">
            <text:p>Inserção</text:p>
          </table:table-cell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6627" calcext:value-type="float">
            <text:p>6627</text:p>
          </table:table-cell>
          <table:table-cell office:value-type="float" office:value="888" calcext:value-type="float">
            <text:p>888</text:p>
          </table:table-cell>
          <table:table-cell office:value-type="float" office:value="3666" calcext:value-type="float">
            <text:p>3666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0441" calcext:value-type="float">
            <text:p>30441</text:p>
          </table:table-cell>
          <table:table-cell office:value-type="float" office:value="2559" calcext:value-type="float">
            <text:p>2559</text:p>
          </table:table-cell>
          <table:table-cell office:value-type="float" office:value="13025" calcext:value-type="float">
            <text:p>13025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68628" calcext:value-type="float">
            <text:p>68628</text:p>
          </table:table-cell>
          <table:table-cell office:value-type="float" office:value="3693" calcext:value-type="float">
            <text:p>3693</text:p>
          </table:table-cell>
          <table:table-cell office:value-type="float" office:value="39682" calcext:value-type="float">
            <text:p>39682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116049" calcext:value-type="float">
            <text:p>116049</text:p>
          </table:table-cell>
          <table:table-cell office:value-type="float" office:value="5907" calcext:value-type="float">
            <text:p>5907</text:p>
          </table:table-cell>
          <table:table-cell office:value-type="float" office:value="59595" calcext:value-type="float">
            <text:p>59595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183360" calcext:value-type="float">
            <text:p>183360</text:p>
          </table:table-cell>
          <table:table-cell office:value-type="float" office:value="7245" calcext:value-type="float">
            <text:p>7245</text:p>
          </table:table-cell>
          <table:table-cell office:value-type="float" office:value="72968" calcext:value-type="float">
            <text:p>72968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283788" calcext:value-type="float">
            <text:p>283788</text:p>
          </table:table-cell>
          <table:table-cell office:value-type="float" office:value="8961" calcext:value-type="float">
            <text:p>8961</text:p>
          </table:table-cell>
          <table:table-cell office:value-type="float" office:value="115017" calcext:value-type="float">
            <text:p>115017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372159" calcext:value-type="float">
            <text:p>372159</text:p>
          </table:table-cell>
          <table:table-cell office:value-type="float" office:value="10629" calcext:value-type="float">
            <text:p>10629</text:p>
          </table:table-cell>
          <table:table-cell office:value-type="float" office:value="194743" calcext:value-type="float">
            <text:p>194743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467340" calcext:value-type="float">
            <text:p>467340</text:p>
          </table:table-cell>
          <table:table-cell office:value-type="float" office:value="12663" calcext:value-type="float">
            <text:p>12663</text:p>
          </table:table-cell>
          <table:table-cell office:value-type="float" office:value="293555" calcext:value-type="float">
            <text:p>293555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601170" calcext:value-type="float">
            <text:p>601170</text:p>
          </table:table-cell>
          <table:table-cell office:value-type="float" office:value="13848" calcext:value-type="float">
            <text:p>13848</text:p>
          </table:table-cell>
          <table:table-cell office:value-type="float" office:value="289891" calcext:value-type="float">
            <text:p>289891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734226" calcext:value-type="float">
            <text:p>734226</text:p>
          </table:table-cell>
          <table:table-cell office:value-type="float" office:value="15945" calcext:value-type="float">
            <text:p>15945</text:p>
          </table:table-cell>
          <table:table-cell office:value-type="float" office:value="409479" calcext:value-type="float">
            <text:p>409479</text:p>
          </table:table-cell>
        </table:table-row>
        <table:table-row table:style-name="ro3" table:number-rows-repeated="2">
          <table:table-cell table:style-name="Default" table:number-columns-repeated="4"/>
        </table:table-row>
        <table:table-row table:style-name="ro2">
          <table:table-cell table:style-name="ce2" office:value-type="string" calcext:value-type="string" table:number-columns-spanned="4" table:number-rows-spanned="1">
            <text:p>Pior Caso Comparação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Bolha</text:p>
          </table:table-cell>
          <table:table-cell table:style-name="ce3" office:value-type="string" calcext:value-type="string">
            <text:p>Seleção</text:p>
          </table:table-cell>
          <table:table-cell table:style-name="ce3" office:value-type="string" calcext:value-type="string">
            <text:p>Inserção</text:p>
          </table:table-cell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([.A64]*[.A64]-[.A64])/2" office:value-type="float" office:value="4950" calcext:value-type="float">
            <text:p>4950</text:p>
          </table:table-cell>
          <table:table-cell table:formula="of:=([.A64]*[.A64])/2 -([.A64])/2" office:value-type="float" office:value="4950" calcext:value-type="float">
            <text:p>4950</text:p>
          </table:table-cell>
          <table:table-cell table:formula="of:=([.A64]*[.A64])/2 -([.A64])/2" office:value-type="float" office:value="4950" calcext:value-type="float">
            <text:p>4950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table:formula="of:=([.A65]*[.A65]-[.A65])/2" office:value-type="float" office:value="19900" calcext:value-type="float">
            <text:p>19900</text:p>
          </table:table-cell>
          <table:table-cell table:formula="of:=([.A65]*[.A65]-[.A65])/2" office:value-type="float" office:value="19900" calcext:value-type="float">
            <text:p>19900</text:p>
          </table:table-cell>
          <table:table-cell table:formula="of:=([.A65]*[.A65]-[.A65])/2" office:value-type="float" office:value="19900" calcext:value-type="float">
            <text:p>19900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table:formula="of:=([.A66]*[.A66]-[.A66])/2" office:value-type="float" office:value="44850" calcext:value-type="float">
            <text:p>44850</text:p>
          </table:table-cell>
          <table:table-cell table:formula="of:=([.A66]*[.A66]-[.A66])/2" office:value-type="float" office:value="44850" calcext:value-type="float">
            <text:p>44850</text:p>
          </table:table-cell>
          <table:table-cell table:formula="of:=([.A66]*[.A66]-[.A66])/2" office:value-type="float" office:value="44850" calcext:value-type="float">
            <text:p>44850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table:formula="of:=([.A67]*[.A67]-[.A67])/2" office:value-type="float" office:value="79800" calcext:value-type="float">
            <text:p>79800</text:p>
          </table:table-cell>
          <table:table-cell table:formula="of:=([.A67]*[.A67]-[.A67])/2" office:value-type="float" office:value="79800" calcext:value-type="float">
            <text:p>79800</text:p>
          </table:table-cell>
          <table:table-cell table:formula="of:=([.A67]*[.A67]-[.A67])/2" office:value-type="float" office:value="79800" calcext:value-type="float">
            <text:p>79800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table:formula="of:=([.A68]*[.A68]-[.A68])/2" office:value-type="float" office:value="124750" calcext:value-type="float">
            <text:p>124750</text:p>
          </table:table-cell>
          <table:table-cell table:formula="of:=([.A68]*[.A68]-[.A68])/2" office:value-type="float" office:value="124750" calcext:value-type="float">
            <text:p>124750</text:p>
          </table:table-cell>
          <table:table-cell table:formula="of:=([.A68]*[.A68]-[.A68])/2" office:value-type="float" office:value="124750" calcext:value-type="float">
            <text:p>124750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table:formula="of:=([.A69]*[.A69]-[.A69])/2" office:value-type="float" office:value="179700" calcext:value-type="float">
            <text:p>179700</text:p>
          </table:table-cell>
          <table:table-cell table:formula="of:=([.A69]*[.A69]-[.A69])/2" office:value-type="float" office:value="179700" calcext:value-type="float">
            <text:p>179700</text:p>
          </table:table-cell>
          <table:table-cell table:formula="of:=([.A69]*[.A69]-[.A69])/2" office:value-type="float" office:value="179700" calcext:value-type="float">
            <text:p>179700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table:formula="of:=([.A70]*[.A70]-[.A70])/2" office:value-type="float" office:value="244650" calcext:value-type="float">
            <text:p>244650</text:p>
          </table:table-cell>
          <table:table-cell table:formula="of:=([.A70]*[.A70]-[.A70])/2" office:value-type="float" office:value="244650" calcext:value-type="float">
            <text:p>244650</text:p>
          </table:table-cell>
          <table:table-cell table:formula="of:=([.A70]*[.A70]-[.A70])/2" office:value-type="float" office:value="244650" calcext:value-type="float">
            <text:p>244650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table:formula="of:=([.A71]*[.A71]-[.A71])/2" office:value-type="float" office:value="319600" calcext:value-type="float">
            <text:p>319600</text:p>
          </table:table-cell>
          <table:table-cell table:formula="of:=([.A71]*[.A71]-[.A71])/2" office:value-type="float" office:value="319600" calcext:value-type="float">
            <text:p>319600</text:p>
          </table:table-cell>
          <table:table-cell table:formula="of:=([.A71]*[.A71]-[.A71])/2" office:value-type="float" office:value="319600" calcext:value-type="float">
            <text:p>319600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table:formula="of:=([.A72]*[.A72]-[.A72])/2" office:value-type="float" office:value="404550" calcext:value-type="float">
            <text:p>404550</text:p>
          </table:table-cell>
          <table:table-cell table:formula="of:=([.A72]*[.A72]-[.A72])/2" office:value-type="float" office:value="404550" calcext:value-type="float">
            <text:p>404550</text:p>
          </table:table-cell>
          <table:table-cell table:formula="of:=([.A72]*[.A72]-[.A72])/2" office:value-type="float" office:value="404550" calcext:value-type="float">
            <text:p>404550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table:formula="of:=([.A73]*[.A73]-[.A73])/2" office:value-type="float" office:value="499500" calcext:value-type="float">
            <text:p>499500</text:p>
          </table:table-cell>
          <table:table-cell table:formula="of:=([.A73]*[.A73]-[.A73])/2" office:value-type="float" office:value="499500" calcext:value-type="float">
            <text:p>499500</text:p>
          </table:table-cell>
          <table:table-cell table:formula="of:=([.A73]*[.A73]-[.A73])/2" office:value-type="float" office:value="499500" calcext:value-type="float">
            <text:p>499500</text:p>
          </table:table-cell>
        </table:table-row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2" office:value-type="string" calcext:value-type="string" table:number-columns-spanned="4" table:number-rows-spanned="1">
            <text:p>Pior Caso Movimentação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Bolha</text:p>
          </table:table-cell>
          <table:table-cell table:style-name="ce3" office:value-type="string" calcext:value-type="string">
            <text:p>Seleção</text:p>
          </table:table-cell>
          <table:table-cell table:style-name="ce3" office:value-type="string" calcext:value-type="string">
            <text:p>Inserção</text:p>
          </table:table-cell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4850" calcext:value-type="float">
            <text:p>14850</text:p>
          </table:table-cell>
          <table:table-cell office:value-type="float" office:value="7500" calcext:value-type="float">
            <text:p>7500</text:p>
          </table:table-cell>
          <table:table-cell office:value-type="float" office:value="5049" calcext:value-type="float">
            <text:p>5049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59700" calcext:value-type="float">
            <text:p>59700</text:p>
          </table:table-cell>
          <table:table-cell office:value-type="float" office:value="30000" calcext:value-type="float">
            <text:p>30000</text:p>
          </table:table-cell>
          <table:table-cell office:value-type="float" office:value="20099" calcext:value-type="float">
            <text:p>20099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34550" calcext:value-type="float">
            <text:p>134550</text:p>
          </table:table-cell>
          <table:table-cell office:value-type="float" office:value="67500" calcext:value-type="float">
            <text:p>67500</text:p>
          </table:table-cell>
          <table:table-cell office:value-type="float" office:value="45149" calcext:value-type="float">
            <text:p>45149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239400" calcext:value-type="float">
            <text:p>239400</text:p>
          </table:table-cell>
          <table:table-cell office:value-type="float" office:value="120000" calcext:value-type="float">
            <text:p>120000</text:p>
          </table:table-cell>
          <table:table-cell office:value-type="float" office:value="80199" calcext:value-type="float">
            <text:p>80199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374250" calcext:value-type="float">
            <text:p>374250</text:p>
          </table:table-cell>
          <table:table-cell office:value-type="float" office:value="187500" calcext:value-type="float">
            <text:p>187500</text:p>
          </table:table-cell>
          <table:table-cell office:value-type="float" office:value="125249" calcext:value-type="float">
            <text:p>125249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539100" calcext:value-type="float">
            <text:p>539100</text:p>
          </table:table-cell>
          <table:table-cell office:value-type="float" office:value="270000" calcext:value-type="float">
            <text:p>270000</text:p>
          </table:table-cell>
          <table:table-cell office:value-type="float" office:value="180299" calcext:value-type="float">
            <text:p>180299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733950" calcext:value-type="float">
            <text:p>733950</text:p>
          </table:table-cell>
          <table:table-cell office:value-type="float" office:value="367500" calcext:value-type="float">
            <text:p>367500</text:p>
          </table:table-cell>
          <table:table-cell office:value-type="float" office:value="245349" calcext:value-type="float">
            <text:p>245349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958800" calcext:value-type="float">
            <text:p>958800</text:p>
          </table:table-cell>
          <table:table-cell office:value-type="float" office:value="480000" calcext:value-type="float">
            <text:p>480000</text:p>
          </table:table-cell>
          <table:table-cell office:value-type="float" office:value="320399" calcext:value-type="float">
            <text:p>320399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1213650" calcext:value-type="float">
            <text:p>1213650</text:p>
          </table:table-cell>
          <table:table-cell office:value-type="float" office:value="607500" calcext:value-type="float">
            <text:p>607500</text:p>
          </table:table-cell>
          <table:table-cell office:value-type="float" office:value="405449" calcext:value-type="float">
            <text:p>405449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498500" calcext:value-type="float">
            <text:p>1498500</text:p>
          </table:table-cell>
          <table:table-cell office:value-type="float" office:value="750000" calcext:value-type="float">
            <text:p>750000</text:p>
          </table:table-cell>
          <table:table-cell office:value-type="float" office:value="500499" calcext:value-type="float">
            <text:p>5004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number:min-decimal-places="0" number:min-integer-digits="1" number:grouping="true"/>
    </number:number-style>
    <number:number-style style:name="N108">
      <number:text>-R$ 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</number:number-style>
    <number:number-style style:name="N111">
      <number:text>-R$ 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R$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#729fcf" style:first-page-number="continue" style:writing-mode="lr-tb">
        <style:background-image/>
      </style:page-layout-properties>
      <style:header-style>
        <style:header-footer-properties fo:min-height="0.75cm" fo:margin-left="0.199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cm" fo:margin-bottom="2cm" fo:margin-left="1.3cm" fo:margin-right="1.3cm" style:first-page-number="continue" style:writing-mode="lr-tb"/>
      <style:header-style>
        <style:header-footer-properties fo:min-height="0.75cm" fo:margin-left="0.6cm" fo:margin-right="0.6cm" fo:margin-bottom="0cm"/>
      </style:header-style>
      <style:footer-style>
        <style:header-footer-properties fo:min-height="0.75cm" fo:margin-left="0.6cm" fo:margin-right="0.6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/00/0000</text:date>, <text:time style:data-style-name="N2" text:time-value="21:58:30.30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nilha1_20_1" style:display-name="PageStyle_Planilha1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1T13:46:15.609000000</meta:creation-date>
    <dc:date>2022-04-03T23:01:29.100000000</dc:date>
    <meta:editing-duration>PT1H1M</meta:editing-duration>
    <meta:editing-cycles>4</meta:editing-cycles>
    <meta:generator>LibreOffice/7.3.2.2$Windows_X86_64 LibreOffice_project/49f2b1bff42cfccbd8f788c8dc32c1c309559be0</meta:generator>
    <meta:document-statistic meta:table-count="1" meta:cell-count="294" meta:object-count="6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77cm" svg:height="9.016cm" xlink:href=".." xlink:type="simple" chart:class="chart:line" chart:style-name="ch1">
        <chart:title svg:x="5.325cm" svg:y="0.316cm" chart:style-name="ch2">
          <text:p>Melhor Caso Comparação</text:p>
        </chart:title>
        <chart:legend chart:legend-position="end" svg:x="13.31cm" svg:y="3.711cm" style:legend-expansion="high" chart:style-name="ch3"/>
        <chart:plot-area chart:style-name="ch4" table:cell-range-address="Planilha1.A2:Planilha1.D13" chart:data-source-has-labels="both" svg:x="1.33cm" svg:y="1.275cm" svg:width="11.661cm" svg:height="6.58cm">
          <chart:coordinate-region svg:x="2.692cm" svg:y="1.474cm" svg:width="9.927cm" svg:height="5.734cm"/>
          <chart:axis chart:dimension="x" chart:name="primary-x" chart:style-name="ch5" chartooo:axis-type="auto">
            <chartooo:date-scale/>
            <chart:title svg:x="5.7cm" svg:y="8.035cm" chart:style-name="ch6">
              <text:p>Número de Valores</text:p>
            </chart:title>
            <chart:categories table:cell-range-address="Planilha1.A3:Planilha1.A13"/>
            <chart:grid chart:style-name="ch7" chart:class="major"/>
          </chart:axis>
          <chart:axis chart:dimension="y" chart:name="primary-y" chart:style-name="ch5">
            <chart:title svg:x="0.451cm" svg:y="6.488cm" chart:style-name="ch8">
              <text:p>Número de Comparações</text:p>
            </chart:title>
            <chart:grid chart:style-name="ch7" chart:class="major"/>
          </chart:axis>
          <chart:series chart:style-name="ch9" chart:values-cell-range-address="Planilha1.B3:Planilha1.B13" chart:label-cell-address="Planilha1.B2:Planilha1.B2" chart:class="chart:line">
            <chart:data-point chart:repeated="11"/>
          </chart:series>
          <chart:series chart:style-name="ch10" chart:values-cell-range-address="Planilha1.C3:Planilha1.C13" chart:label-cell-address="Planilha1.C2:Planilha1.C2" chart:class="chart:line">
            <chart:data-point chart:repeated="11"/>
          </chart:series>
          <chart:series chart:style-name="ch11" chart:values-cell-range-address="Planilha1.D3:Planilha1.D13" chart:label-cell-address="Planilha1.D2:Planilha1.D2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lha</text:p>
                <draw:g>
                  <svg:desc>Planilha1.B2:Planilha1.B2</svg:desc>
                </draw:g>
              </table:table-cell>
              <table:table-cell office:value-type="string">
                <text:p>Seleção</text:p>
                <draw:g>
                  <svg:desc>Planilha1.C2:Planilha1.C2</svg:desc>
                </draw:g>
              </table:table-cell>
              <table:table-cell office:value-type="string">
                <text:p>Inserção</text:p>
                <draw:g>
                  <svg:desc>Planilha1.D2:Planilha1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lanilha1.A3:Planilha1.A13</svg:desc>
                </draw:g>
              </table:table-cell>
              <table:table-cell office:value-type="float" office:value="0">
                <text:p>0</text:p>
                <draw:g>
                  <svg:desc>Planilha1.B3:Planilha1.B13</svg:desc>
                </draw:g>
              </table:table-cell>
              <table:table-cell office:value-type="float" office:value="0">
                <text:p>0</text:p>
                <draw:g>
                  <svg:desc>Planilha1.C3:Planilha1.C13</svg:desc>
                </draw:g>
              </table:table-cell>
              <table:table-cell office:value-type="float" office:value="0">
                <text:p>0</text:p>
                <draw:g>
                  <svg:desc>Planilha1.D3:Planilha1.D13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950">
                <text:p>4950</text:p>
              </table:table-cell>
              <table:table-cell office:value-type="float" office:value="4950">
                <text:p>495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9900">
                <text:p>19900</text:p>
              </table:table-cell>
              <table:table-cell office:value-type="float" office:value="19900">
                <text:p>199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4850">
                <text:p>44850</text:p>
              </table:table-cell>
              <table:table-cell office:value-type="float" office:value="44850">
                <text:p>4485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79800">
                <text:p>79800</text:p>
              </table:table-cell>
              <table:table-cell office:value-type="float" office:value="79800">
                <text:p>7980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24750">
                <text:p>124750</text:p>
              </table:table-cell>
              <table:table-cell office:value-type="float" office:value="124750">
                <text:p>12475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79700">
                <text:p>179700</text:p>
              </table:table-cell>
              <table:table-cell office:value-type="float" office:value="179700">
                <text:p>17970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44650">
                <text:p>244650</text:p>
              </table:table-cell>
              <table:table-cell office:value-type="float" office:value="244650">
                <text:p>244650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319600">
                <text:p>319600</text:p>
              </table:table-cell>
              <table:table-cell office:value-type="float" office:value="319600">
                <text:p>319600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404550">
                <text:p>404550</text:p>
              </table:table-cell>
              <table:table-cell office:value-type="float" office:value="404550">
                <text:p>40455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99500">
                <text:p>499500</text:p>
              </table:table-cell>
              <table:table-cell office:value-type="float" office:value="499500">
                <text:p>499500</text:p>
              </table:table-cell>
              <table:table-cell office:value-type="float" office:value="999">
                <text:p>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ouble_20_Dash_20__28_Rounded_29_" draw:display-name="Double Dash (Rounded)" draw:style="round" draw:dots1="1" draw:dots1-length="701%" draw:distance="399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77cm" svg:height="8.987cm" xlink:href=".." xlink:type="simple" chart:class="chart:line" chart:style-name="ch1">
        <chart:title svg:x="5.14cm" svg:y="0.315cm" chart:style-name="ch2">
          <text:p>Melhor Caso Movimentação</text:p>
        </chart:title>
        <chart:legend chart:legend-position="end" svg:x="13.31cm" svg:y="3.696cm" style:legend-expansion="high" chart:style-name="ch3"/>
        <chart:plot-area chart:style-name="ch4" table:cell-range-address="Planilha1.A17:Planilha1.D28" chart:data-source-has-labels="both" svg:x="1.33cm" svg:y="1.273cm" svg:width="11.661cm" svg:height="6.554cm">
          <chart:coordinate-region svg:x="2.322cm" svg:y="1.472cm" svg:width="10.297cm" svg:height="5.708cm"/>
          <chart:axis chart:dimension="x" chart:name="primary-x" chart:style-name="ch5" chartooo:axis-type="auto">
            <chartooo:date-scale/>
            <chart:title svg:x="5.7cm" svg:y="8.006cm" chart:style-name="ch6">
              <text:p>Número de Valores</text:p>
            </chart:title>
            <chart:categories table:cell-range-address="Planilha1.A18:Planilha1.A28"/>
            <chart:grid chart:style-name="ch7" chart:class="major"/>
          </chart:axis>
          <chart:axis chart:dimension="y" chart:name="primary-y" chart:style-name="ch5">
            <chart:title svg:x="0.451cm" svg:y="6.327cm" chart:style-name="ch8">
              <text:p>Número de Movimentos</text:p>
            </chart:title>
            <chart:grid chart:style-name="ch7" chart:class="major"/>
          </chart:axis>
          <chart:series chart:style-name="ch9" chart:values-cell-range-address="Planilha1.B18:Planilha1.B28" chart:label-cell-address="Planilha1.B17:Planilha1.B17" chart:class="chart:line">
            <chart:data-point chart:repeated="11"/>
          </chart:series>
          <chart:series chart:style-name="ch10" chart:values-cell-range-address="Planilha1.C18:Planilha1.C28" chart:label-cell-address="Planilha1.C17:Planilha1.C17" chart:class="chart:line">
            <chart:data-point chart:repeated="11"/>
          </chart:series>
          <chart:series chart:style-name="ch11" chart:values-cell-range-address="Planilha1.D18:Planilha1.D28" chart:label-cell-address="Planilha1.D17:Planilha1.D17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lha</text:p>
                <draw:g>
                  <svg:desc>Planilha1.B17:Planilha1.B17</svg:desc>
                </draw:g>
              </table:table-cell>
              <table:table-cell office:value-type="string">
                <text:p>Seleção</text:p>
                <draw:g>
                  <svg:desc>Planilha1.C17:Planilha1.C17</svg:desc>
                </draw:g>
              </table:table-cell>
              <table:table-cell office:value-type="string">
                <text:p>Inserção</text:p>
                <draw:g>
                  <svg:desc>Planilha1.D17:Planilha1.D1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lanilha1.A18:Planilha1.A28</svg:desc>
                </draw:g>
              </table:table-cell>
              <table:table-cell office:value-type="float" office:value="0">
                <text:p>0</text:p>
                <draw:g>
                  <svg:desc>Planilha1.B18:Planilha1.B28</svg:desc>
                </draw:g>
              </table:table-cell>
              <table:table-cell office:value-type="float" office:value="0">
                <text:p>0</text:p>
                <draw:g>
                  <svg:desc>Planilha1.C18:Planilha1.C28</svg:desc>
                </draw:g>
              </table:table-cell>
              <table:table-cell office:value-type="float" office:value="0">
                <text:p>0</text:p>
                <draw:g>
                  <svg:desc>Planilha1.D18:Planilha1.D2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297">
                <text:p>29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597">
                <text:p>59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897">
                <text:p>897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1197">
                <text:p>1197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1497">
                <text:p>1497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1797">
                <text:p>1797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2097">
                <text:p>2097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2397">
                <text:p>2397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2697">
                <text:p>2697</text:p>
              </table:table-cell>
              <table:table-cell office:value-type="float" office:value="1798">
                <text:p>179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2997">
                <text:p>2997</text:p>
              </table:table-cell>
              <table:table-cell office:value-type="float" office:value="1998">
                <text:p>19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ouble_20_Dash_20__28_Rounded_29_" draw:display-name="Double Dash (Rounded)" draw:style="round" draw:dots1="1" draw:dots1-length="701%" draw:distance="399%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77cm" svg:height="9.015cm" xlink:href=".." xlink:type="simple" chart:class="chart:line" chart:style-name="ch1">
        <chart:title svg:x="5.285cm" svg:y="0.316cm" chart:style-name="ch2">
          <text:p>Caso Médio Comparações</text:p>
        </chart:title>
        <chart:legend chart:legend-position="end" svg:x="13.31cm" svg:y="3.71cm" style:legend-expansion="high" chart:style-name="ch3"/>
        <chart:plot-area chart:style-name="ch4" table:cell-range-address="Planilha1.A32:Planilha1.D43" chart:data-source-has-labels="both" svg:x="1.33cm" svg:y="1.275cm" svg:width="11.661cm" svg:height="6.579cm">
          <chart:coordinate-region svg:x="2.692cm" svg:y="1.475cm" svg:width="9.927cm" svg:height="5.732cm"/>
          <chart:axis chart:dimension="x" chart:name="primary-x" chart:style-name="ch5" chartooo:axis-type="auto">
            <chartooo:date-scale/>
            <chart:title svg:x="5.7cm" svg:y="8.034cm" chart:style-name="ch6">
              <text:p>Número de Valores</text:p>
            </chart:title>
            <chart:categories table:cell-range-address="Planilha1.A33:Planilha1.A43"/>
            <chart:grid chart:style-name="ch7" chart:class="major"/>
          </chart:axis>
          <chart:axis chart:dimension="y" chart:name="primary-y" chart:style-name="ch5">
            <chart:title svg:x="0.451cm" svg:y="6.487cm" chart:style-name="ch8">
              <text:p>Número de Comparações</text:p>
            </chart:title>
            <chart:grid chart:style-name="ch7" chart:class="major"/>
          </chart:axis>
          <chart:series chart:style-name="ch9" chart:values-cell-range-address="Planilha1.B33:Planilha1.B43" chart:label-cell-address="Planilha1.B32:Planilha1.B32" chart:class="chart:line">
            <chart:data-point chart:repeated="11"/>
          </chart:series>
          <chart:series chart:style-name="ch10" chart:values-cell-range-address="Planilha1.C33:Planilha1.C43" chart:label-cell-address="Planilha1.C32:Planilha1.C32" chart:class="chart:line">
            <chart:data-point chart:repeated="11"/>
          </chart:series>
          <chart:series chart:style-name="ch11" chart:values-cell-range-address="Planilha1.D33:Planilha1.D43" chart:label-cell-address="Planilha1.D32:Planilha1.D32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lha</text:p>
                <draw:g>
                  <svg:desc>Planilha1.B32:Planilha1.B32</svg:desc>
                </draw:g>
              </table:table-cell>
              <table:table-cell office:value-type="string">
                <text:p>Seleção</text:p>
                <draw:g>
                  <svg:desc>Planilha1.C32:Planilha1.C32</svg:desc>
                </draw:g>
              </table:table-cell>
              <table:table-cell office:value-type="string">
                <text:p>Inserção</text:p>
                <draw:g>
                  <svg:desc>Planilha1.D32:Planilha1.D3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lanilha1.A33:Planilha1.A43</svg:desc>
                </draw:g>
              </table:table-cell>
              <table:table-cell office:value-type="float" office:value="0">
                <text:p>0</text:p>
                <draw:g>
                  <svg:desc>Planilha1.B33:Planilha1.B43</svg:desc>
                </draw:g>
              </table:table-cell>
              <table:table-cell office:value-type="float" office:value="0">
                <text:p>0</text:p>
                <draw:g>
                  <svg:desc>Planilha1.C33:Planilha1.C43</svg:desc>
                </draw:g>
              </table:table-cell>
              <table:table-cell office:value-type="float" office:value="0">
                <text:p>0</text:p>
                <draw:g>
                  <svg:desc>Planilha1.D33:Planilha1.D43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950">
                <text:p>4950</text:p>
              </table:table-cell>
              <table:table-cell office:value-type="float" office:value="4950">
                <text:p>4950</text:p>
              </table:table-cell>
              <table:table-cell office:value-type="float" office:value="3567">
                <text:p>356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9900">
                <text:p>19900</text:p>
              </table:table-cell>
              <table:table-cell office:value-type="float" office:value="19900">
                <text:p>19900</text:p>
              </table:table-cell>
              <table:table-cell office:value-type="float" office:value="12826">
                <text:p>1282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4850">
                <text:p>44850</text:p>
              </table:table-cell>
              <table:table-cell office:value-type="float" office:value="44850">
                <text:p>44850</text:p>
              </table:table-cell>
              <table:table-cell office:value-type="float" office:value="39382">
                <text:p>3938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79800">
                <text:p>79800</text:p>
              </table:table-cell>
              <table:table-cell office:value-type="float" office:value="79800">
                <text:p>79800</text:p>
              </table:table-cell>
              <table:table-cell office:value-type="float" office:value="59196">
                <text:p>5919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24750">
                <text:p>124750</text:p>
              </table:table-cell>
              <table:table-cell office:value-type="float" office:value="124750">
                <text:p>124750</text:p>
              </table:table-cell>
              <table:table-cell office:value-type="float" office:value="72469">
                <text:p>7246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79700">
                <text:p>179700</text:p>
              </table:table-cell>
              <table:table-cell office:value-type="float" office:value="179700">
                <text:p>179700</text:p>
              </table:table-cell>
              <table:table-cell office:value-type="float" office:value="113318">
                <text:p>11331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44650">
                <text:p>244650</text:p>
              </table:table-cell>
              <table:table-cell office:value-type="float" office:value="244650">
                <text:p>244650</text:p>
              </table:table-cell>
              <table:table-cell office:value-type="float" office:value="194044">
                <text:p>19404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319600">
                <text:p>319600</text:p>
              </table:table-cell>
              <table:table-cell office:value-type="float" office:value="319600">
                <text:p>319600</text:p>
              </table:table-cell>
              <table:table-cell office:value-type="float" office:value="292756">
                <text:p>29275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404550">
                <text:p>404550</text:p>
              </table:table-cell>
              <table:table-cell office:value-type="float" office:value="404550">
                <text:p>404550</text:p>
              </table:table-cell>
              <table:table-cell office:value-type="float" office:value="288992">
                <text:p>28899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99500">
                <text:p>499500</text:p>
              </table:table-cell>
              <table:table-cell office:value-type="float" office:value="499500">
                <text:p>499500</text:p>
              </table:table-cell>
              <table:table-cell office:value-type="float" office:value="408480">
                <text:p>40848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ouble_20_Dash_20__28_Rounded_29_" draw:display-name="Double Dash (Rounded)" draw:style="round" draw:dots1="1" draw:dots1-length="701%" draw:distance="399%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31cm" svg:y="0.316cm" chart:style-name="ch2">
          <text:p>Caso Médio Movimentação</text:p>
        </chart:title>
        <chart:legend chart:legend-position="end" svg:x="13.333cm" svg:y="3.703cm" style:legend-expansion="high" chart:style-name="ch3"/>
        <chart:plot-area chart:style-name="ch4" table:cell-range-address="Planilha1.A47:Planilha1.D58" chart:data-source-has-labels="both" svg:x="1.331cm" svg:y="1.275cm" svg:width="11.682cm" svg:height="6.564cm">
          <chart:coordinate-region svg:x="2.693cm" svg:y="1.474cm" svg:width="9.948cm" svg:height="5.718cm"/>
          <chart:axis chart:dimension="x" chart:name="primary-x" chart:style-name="ch5" chartooo:axis-type="auto">
            <chartooo:date-scale/>
            <chart:title svg:x="5.712cm" svg:y="8.019cm" chart:style-name="ch6">
              <text:p>Número de Valores</text:p>
            </chart:title>
            <chart:categories table:cell-range-address="Planilha1.A48:Planilha1.A58"/>
            <chart:grid chart:style-name="ch7" chart:class="major"/>
          </chart:axis>
          <chart:axis chart:dimension="y" chart:name="primary-y" chart:style-name="ch5">
            <chart:title svg:x="0.451cm" svg:y="6.334cm" chart:style-name="ch8">
              <text:p>Número de Movimentos</text:p>
            </chart:title>
            <chart:grid chart:style-name="ch7" chart:class="major"/>
          </chart:axis>
          <chart:series chart:style-name="ch9" chart:values-cell-range-address="Planilha1.B48:Planilha1.B58" chart:label-cell-address="Planilha1.B47:Planilha1.B47" chart:class="chart:line">
            <chart:data-point chart:repeated="11"/>
          </chart:series>
          <chart:series chart:style-name="ch10" chart:values-cell-range-address="Planilha1.C48:Planilha1.C58" chart:label-cell-address="Planilha1.C47:Planilha1.C47" chart:class="chart:line">
            <chart:data-point chart:repeated="11"/>
          </chart:series>
          <chart:series chart:style-name="ch11" chart:values-cell-range-address="Planilha1.D48:Planilha1.D58" chart:label-cell-address="Planilha1.D47:Planilha1.D47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lha</text:p>
                <draw:g>
                  <svg:desc>Planilha1.B47:Planilha1.B47</svg:desc>
                </draw:g>
              </table:table-cell>
              <table:table-cell office:value-type="string">
                <text:p>Seleção</text:p>
                <draw:g>
                  <svg:desc>Planilha1.C47:Planilha1.C47</svg:desc>
                </draw:g>
              </table:table-cell>
              <table:table-cell office:value-type="string">
                <text:p>Inserção</text:p>
                <draw:g>
                  <svg:desc>Planilha1.D47:Planilha1.D4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lanilha1.A48:Planilha1.A58</svg:desc>
                </draw:g>
              </table:table-cell>
              <table:table-cell office:value-type="float" office:value="0">
                <text:p>0</text:p>
                <draw:g>
                  <svg:desc>Planilha1.B48:Planilha1.B58</svg:desc>
                </draw:g>
              </table:table-cell>
              <table:table-cell office:value-type="float" office:value="0">
                <text:p>0</text:p>
                <draw:g>
                  <svg:desc>Planilha1.C48:Planilha1.C58</svg:desc>
                </draw:g>
              </table:table-cell>
              <table:table-cell office:value-type="float" office:value="0">
                <text:p>0</text:p>
                <draw:g>
                  <svg:desc>Planilha1.D48:Planilha1.D5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627">
                <text:p>6627</text:p>
              </table:table-cell>
              <table:table-cell office:value-type="float" office:value="888">
                <text:p>888</text:p>
              </table:table-cell>
              <table:table-cell office:value-type="float" office:value="3666">
                <text:p>366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0441">
                <text:p>30441</text:p>
              </table:table-cell>
              <table:table-cell office:value-type="float" office:value="2559">
                <text:p>2559</text:p>
              </table:table-cell>
              <table:table-cell office:value-type="float" office:value="13025">
                <text:p>1302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68628">
                <text:p>68628</text:p>
              </table:table-cell>
              <table:table-cell office:value-type="float" office:value="3693">
                <text:p>3693</text:p>
              </table:table-cell>
              <table:table-cell office:value-type="float" office:value="39682">
                <text:p>3968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16049">
                <text:p>116049</text:p>
              </table:table-cell>
              <table:table-cell office:value-type="float" office:value="5907">
                <text:p>5907</text:p>
              </table:table-cell>
              <table:table-cell office:value-type="float" office:value="59595">
                <text:p>5959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83360">
                <text:p>183360</text:p>
              </table:table-cell>
              <table:table-cell office:value-type="float" office:value="7245">
                <text:p>7245</text:p>
              </table:table-cell>
              <table:table-cell office:value-type="float" office:value="72968">
                <text:p>7296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83788">
                <text:p>283788</text:p>
              </table:table-cell>
              <table:table-cell office:value-type="float" office:value="8961">
                <text:p>8961</text:p>
              </table:table-cell>
              <table:table-cell office:value-type="float" office:value="115017">
                <text:p>11501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72159">
                <text:p>372159</text:p>
              </table:table-cell>
              <table:table-cell office:value-type="float" office:value="10629">
                <text:p>10629</text:p>
              </table:table-cell>
              <table:table-cell office:value-type="float" office:value="194743">
                <text:p>19474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67340">
                <text:p>467340</text:p>
              </table:table-cell>
              <table:table-cell office:value-type="float" office:value="12663">
                <text:p>12663</text:p>
              </table:table-cell>
              <table:table-cell office:value-type="float" office:value="293555">
                <text:p>29355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601170">
                <text:p>601170</text:p>
              </table:table-cell>
              <table:table-cell office:value-type="float" office:value="13848">
                <text:p>13848</text:p>
              </table:table-cell>
              <table:table-cell office:value-type="float" office:value="289891">
                <text:p>28989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34226">
                <text:p>734226</text:p>
              </table:table-cell>
              <table:table-cell office:value-type="float" office:value="15945">
                <text:p>15945</text:p>
              </table:table-cell>
              <table:table-cell office:value-type="float" office:value="409479">
                <text:p>40947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ouble_20_Dash_20__28_Rounded_29_" draw:display-name="Double Dash (Rounded)" draw:style="round" draw:dots1="1" draw:dots1-length="701%" draw:distance="399%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77cm" svg:height="8.987cm" xlink:href=".." xlink:type="simple" chart:class="chart:line" chart:style-name="ch1">
        <chart:title svg:x="5.603cm" svg:y="0.315cm" chart:style-name="ch2">
          <text:p>Pior Caso Comparação</text:p>
        </chart:title>
        <chart:legend chart:legend-position="end" svg:x="13.31cm" svg:y="3.696cm" style:legend-expansion="high" chart:style-name="ch3"/>
        <chart:plot-area chart:style-name="ch4" table:cell-range-address="Planilha1.A62:Planilha1.D73" chart:data-source-has-labels="both" svg:x="1.33cm" svg:y="1.273cm" svg:width="11.661cm" svg:height="6.554cm">
          <chart:coordinate-region svg:x="2.692cm" svg:y="1.472cm" svg:width="9.927cm" svg:height="5.708cm"/>
          <chart:axis chart:dimension="x" chart:name="primary-x" chart:style-name="ch5" chartooo:axis-type="auto">
            <chartooo:date-scale/>
            <chart:title svg:x="5.7cm" svg:y="8.006cm" chart:style-name="ch6">
              <text:p>Número de Valores</text:p>
            </chart:title>
            <chart:categories table:cell-range-address="Planilha1.A63:Planilha1.A73"/>
            <chart:grid chart:style-name="ch7" chart:class="major"/>
          </chart:axis>
          <chart:axis chart:dimension="y" chart:name="primary-y" chart:style-name="ch5">
            <chart:title svg:x="0.451cm" svg:y="6.473cm" chart:style-name="ch8">
              <text:p>Número de Comparações</text:p>
            </chart:title>
            <chart:grid chart:style-name="ch7" chart:class="major"/>
          </chart:axis>
          <chart:series chart:style-name="ch9" chart:values-cell-range-address="Planilha1.B63:Planilha1.B73" chart:label-cell-address="Planilha1.B62:Planilha1.B62" chart:class="chart:line">
            <chart:data-point chart:repeated="11"/>
          </chart:series>
          <chart:series chart:style-name="ch10" chart:values-cell-range-address="Planilha1.C63:Planilha1.C73" chart:label-cell-address="Planilha1.C62:Planilha1.C62" chart:class="chart:line">
            <chart:data-point chart:repeated="11"/>
          </chart:series>
          <chart:series chart:style-name="ch11" chart:values-cell-range-address="Planilha1.D63:Planilha1.D73" chart:label-cell-address="Planilha1.D62:Planilha1.D62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lha</text:p>
                <draw:g>
                  <svg:desc>Planilha1.B62:Planilha1.B62</svg:desc>
                </draw:g>
              </table:table-cell>
              <table:table-cell office:value-type="string">
                <text:p>Seleção</text:p>
                <draw:g>
                  <svg:desc>Planilha1.C62:Planilha1.C62</svg:desc>
                </draw:g>
              </table:table-cell>
              <table:table-cell office:value-type="string">
                <text:p>Inserção</text:p>
                <draw:g>
                  <svg:desc>Planilha1.D62:Planilha1.D6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lanilha1.A63:Planilha1.A73</svg:desc>
                </draw:g>
              </table:table-cell>
              <table:table-cell office:value-type="float" office:value="0">
                <text:p>0</text:p>
                <draw:g>
                  <svg:desc>Planilha1.B63:Planilha1.B73</svg:desc>
                </draw:g>
              </table:table-cell>
              <table:table-cell office:value-type="float" office:value="0">
                <text:p>0</text:p>
                <draw:g>
                  <svg:desc>Planilha1.C63:Planilha1.C73</svg:desc>
                </draw:g>
              </table:table-cell>
              <table:table-cell office:value-type="float" office:value="0">
                <text:p>0</text:p>
                <draw:g>
                  <svg:desc>Planilha1.D63:Planilha1.D73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950">
                <text:p>4950</text:p>
              </table:table-cell>
              <table:table-cell office:value-type="float" office:value="4950">
                <text:p>4950</text:p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9900">
                <text:p>19900</text:p>
              </table:table-cell>
              <table:table-cell office:value-type="float" office:value="19900">
                <text:p>19900</text:p>
              </table:table-cell>
              <table:table-cell office:value-type="float" office:value="19900">
                <text:p>1990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4850">
                <text:p>44850</text:p>
              </table:table-cell>
              <table:table-cell office:value-type="float" office:value="44850">
                <text:p>44850</text:p>
              </table:table-cell>
              <table:table-cell office:value-type="float" office:value="44850">
                <text:p>4485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79800">
                <text:p>79800</text:p>
              </table:table-cell>
              <table:table-cell office:value-type="float" office:value="79800">
                <text:p>79800</text:p>
              </table:table-cell>
              <table:table-cell office:value-type="float" office:value="79800">
                <text:p>7980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24750">
                <text:p>124750</text:p>
              </table:table-cell>
              <table:table-cell office:value-type="float" office:value="124750">
                <text:p>124750</text:p>
              </table:table-cell>
              <table:table-cell office:value-type="float" office:value="124750">
                <text:p>12475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79700">
                <text:p>179700</text:p>
              </table:table-cell>
              <table:table-cell office:value-type="float" office:value="179700">
                <text:p>179700</text:p>
              </table:table-cell>
              <table:table-cell office:value-type="float" office:value="179700">
                <text:p>17970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44650">
                <text:p>244650</text:p>
              </table:table-cell>
              <table:table-cell office:value-type="float" office:value="244650">
                <text:p>244650</text:p>
              </table:table-cell>
              <table:table-cell office:value-type="float" office:value="244650">
                <text:p>24465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319600">
                <text:p>319600</text:p>
              </table:table-cell>
              <table:table-cell office:value-type="float" office:value="319600">
                <text:p>319600</text:p>
              </table:table-cell>
              <table:table-cell office:value-type="float" office:value="319600">
                <text:p>31960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404550">
                <text:p>404550</text:p>
              </table:table-cell>
              <table:table-cell office:value-type="float" office:value="404550">
                <text:p>404550</text:p>
              </table:table-cell>
              <table:table-cell office:value-type="float" office:value="404550">
                <text:p>40455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99500">
                <text:p>499500</text:p>
              </table:table-cell>
              <table:table-cell office:value-type="float" office:value="499500">
                <text:p>499500</text:p>
              </table:table-cell>
              <table:table-cell office:value-type="float" office:value="499500">
                <text:p>4995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ouble_20_Dash_20__28_Rounded_29_" draw:display-name="Double Dash (Rounded)" draw:style="round" draw:dots1="1" draw:dots1-length="701%" draw:distance="399%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77cm" svg:height="8.986cm" xlink:href=".." xlink:type="simple" chart:class="chart:line" chart:style-name="ch1">
        <chart:title svg:x="5.418cm" svg:y="0.315cm" chart:style-name="ch2">
          <text:p>Pior Caso Movimentação</text:p>
        </chart:title>
        <chart:legend chart:legend-position="end" svg:x="13.31cm" svg:y="3.696cm" style:legend-expansion="high" chart:style-name="ch3"/>
        <chart:plot-area chart:style-name="ch4" table:cell-range-address="Planilha1.A77:Planilha1.D88" chart:data-source-has-labels="both" svg:x="1.33cm" svg:y="1.273cm" svg:width="11.661cm" svg:height="6.553cm">
          <chart:coordinate-region svg:x="2.877cm" svg:y="1.472cm" svg:width="9.742cm" svg:height="5.707cm"/>
          <chart:axis chart:dimension="x" chart:name="primary-x" chart:style-name="ch5" chartooo:axis-type="auto">
            <chartooo:date-scale/>
            <chart:title svg:x="5.7cm" svg:y="8.005cm" chart:style-name="ch6">
              <text:p>Número de Valores</text:p>
            </chart:title>
            <chart:categories table:cell-range-address="Planilha1.A78:Planilha1.A88"/>
            <chart:grid chart:style-name="ch7" chart:class="major"/>
          </chart:axis>
          <chart:axis chart:dimension="y" chart:name="primary-y" chart:style-name="ch5">
            <chart:title svg:x="0.451cm" svg:y="6.405cm" chart:style-name="ch8">
              <text:p>Números de Movimentos</text:p>
            </chart:title>
            <chart:grid chart:style-name="ch7" chart:class="major"/>
          </chart:axis>
          <chart:series chart:style-name="ch9" chart:values-cell-range-address="Planilha1.B78:Planilha1.B88" chart:label-cell-address="Planilha1.B77:Planilha1.B77" chart:class="chart:line">
            <chart:data-point chart:repeated="11"/>
          </chart:series>
          <chart:series chart:style-name="ch10" chart:values-cell-range-address="Planilha1.C78:Planilha1.C88" chart:label-cell-address="Planilha1.C77:Planilha1.C77" chart:class="chart:line">
            <chart:data-point chart:repeated="11"/>
          </chart:series>
          <chart:series chart:style-name="ch11" chart:values-cell-range-address="Planilha1.D78:Planilha1.D88" chart:label-cell-address="Planilha1.D77:Planilha1.D77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lha</text:p>
                <draw:g>
                  <svg:desc>Planilha1.B77:Planilha1.B77</svg:desc>
                </draw:g>
              </table:table-cell>
              <table:table-cell office:value-type="string">
                <text:p>Seleção</text:p>
                <draw:g>
                  <svg:desc>Planilha1.C77:Planilha1.C77</svg:desc>
                </draw:g>
              </table:table-cell>
              <table:table-cell office:value-type="string">
                <text:p>Inserção</text:p>
                <draw:g>
                  <svg:desc>Planilha1.D77:Planilha1.D7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lanilha1.A78:Planilha1.A88</svg:desc>
                </draw:g>
              </table:table-cell>
              <table:table-cell office:value-type="float" office:value="0">
                <text:p>0</text:p>
                <draw:g>
                  <svg:desc>Planilha1.B78:Planilha1.B88</svg:desc>
                </draw:g>
              </table:table-cell>
              <table:table-cell office:value-type="float" office:value="0">
                <text:p>0</text:p>
                <draw:g>
                  <svg:desc>Planilha1.C78:Planilha1.C88</svg:desc>
                </draw:g>
              </table:table-cell>
              <table:table-cell office:value-type="float" office:value="0">
                <text:p>0</text:p>
                <draw:g>
                  <svg:desc>Planilha1.D78:Planilha1.D8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4850">
                <text:p>14850</text:p>
              </table:table-cell>
              <table:table-cell office:value-type="float" office:value="7500">
                <text:p>7500</text:p>
              </table:table-cell>
              <table:table-cell office:value-type="float" office:value="5049">
                <text:p>504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9700">
                <text:p>59700</text:p>
              </table:table-cell>
              <table:table-cell office:value-type="float" office:value="30000">
                <text:p>30000</text:p>
              </table:table-cell>
              <table:table-cell office:value-type="float" office:value="20099">
                <text:p>2009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34550">
                <text:p>134550</text:p>
              </table:table-cell>
              <table:table-cell office:value-type="float" office:value="67500">
                <text:p>67500</text:p>
              </table:table-cell>
              <table:table-cell office:value-type="float" office:value="45149">
                <text:p>4514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39400">
                <text:p>239400</text:p>
              </table:table-cell>
              <table:table-cell office:value-type="float" office:value="120000">
                <text:p>120000</text:p>
              </table:table-cell>
              <table:table-cell office:value-type="float" office:value="80199">
                <text:p>8019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74250">
                <text:p>374250</text:p>
              </table:table-cell>
              <table:table-cell office:value-type="float" office:value="187500">
                <text:p>187500</text:p>
              </table:table-cell>
              <table:table-cell office:value-type="float" office:value="125249">
                <text:p>12524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39100">
                <text:p>539100</text:p>
              </table:table-cell>
              <table:table-cell office:value-type="float" office:value="270000">
                <text:p>270000</text:p>
              </table:table-cell>
              <table:table-cell office:value-type="float" office:value="180299">
                <text:p>18029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33950">
                <text:p>733950</text:p>
              </table:table-cell>
              <table:table-cell office:value-type="float" office:value="367500">
                <text:p>367500</text:p>
              </table:table-cell>
              <table:table-cell office:value-type="float" office:value="245349">
                <text:p>24534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958800">
                <text:p>958800</text:p>
              </table:table-cell>
              <table:table-cell office:value-type="float" office:value="480000">
                <text:p>480000</text:p>
              </table:table-cell>
              <table:table-cell office:value-type="float" office:value="320399">
                <text:p>32039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213650">
                <text:p>1213650</text:p>
              </table:table-cell>
              <table:table-cell office:value-type="float" office:value="607500">
                <text:p>607500</text:p>
              </table:table-cell>
              <table:table-cell office:value-type="float" office:value="405449">
                <text:p>40544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498500">
                <text:p>1498500</text:p>
              </table:table-cell>
              <table:table-cell office:value-type="float" office:value="750000">
                <text:p>750000</text:p>
              </table:table-cell>
              <table:table-cell office:value-type="float" office:value="500499">
                <text:p>5004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ouble_20_Dash_20__28_Rounded_29_" draw:display-name="Double Dash (Rounded)" draw:style="round" draw:dots1="1" draw:dots1-length="701%" draw:distance="399%"/>
  </office:styles>
</office:document-styles>
</file>